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tserrat" svg:font-family="Montserrat, sans-serif"/>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oboto" svg:font-family="Roboto, sans-serif"/>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Work Sans" svg:font-family="'Work Sans', sans-serif"/>
  </office:font-face-decls>
  <office:automatic-styles>
    <style:style style:name="P1" style:family="paragraph" style:parent-style-name="Standard">
      <style:text-properties style:font-name="Times New Roman" fo:font-size="14pt" style:font-size-asian="14pt" style:font-size-complex="14pt"/>
    </style:style>
    <style:style style:name="P2" style:family="paragraph" style:parent-style-name="Standard">
      <style:text-properties style:font-name="Times New Roman" fo:font-size="14pt" officeooo:rsid="001c2513" officeooo:paragraph-rsid="001c2513" style:font-size-asian="14pt" style:font-size-complex="14pt"/>
    </style:style>
    <style:style style:name="P3" style:family="paragraph" style:parent-style-name="Standard">
      <style:text-properties style:font-name="Times New Roman" fo:font-size="14pt" fo:font-weight="bold" style:font-size-asian="14pt" style:font-weight-asian="bold" style:font-size-complex="14pt" style:font-weight-complex="bold"/>
    </style:style>
    <style:style style:name="P4" style:family="paragraph" style:parent-style-name="Standard">
      <style:text-properties style:font-name="Times New Roman" fo:font-size="14pt" fo:font-weight="bold" officeooo:rsid="000b9ec7" officeooo:paragraph-rsid="000b9ec7" style:font-size-asian="14pt" style:font-weight-asian="bold" style:font-size-complex="14pt" style:font-weight-complex="bold"/>
    </style:style>
    <style:style style:name="P5" style:family="paragraph" style:parent-style-name="Standard">
      <style:text-properties style:font-name="Times New Roman" fo:font-size="14pt" fo:font-weight="bold" officeooo:paragraph-rsid="001813ff" style:font-size-asian="14pt" style:font-weight-asian="bold" style:font-size-complex="14pt" style:font-weight-complex="bold"/>
    </style:style>
    <style:style style:name="P6" style:family="paragraph" style:parent-style-name="Standard">
      <style:text-properties style:font-name="Times New Roman" fo:font-size="14pt" fo:language="en" fo:country="US" fo:font-weight="bold" officeooo:rsid="000b9ec7" officeooo:paragraph-rsid="000b9ec7" style:font-size-asian="14pt" style:font-weight-asian="bold" style:font-size-complex="14pt" style:font-weight-complex="bold"/>
    </style:style>
    <style:style style:name="P7" style:family="paragraph" style:parent-style-name="Standard">
      <style:text-properties style:font-name="Times New Roman" fo:font-size="14pt" fo:language="en" fo:country="US" officeooo:rsid="001813ff" officeooo:paragraph-rsid="001813ff" style:font-size-asian="14pt" style:font-size-complex="14pt"/>
    </style:style>
    <style:style style:name="P8" style:family="paragraph" style:parent-style-name="Standard">
      <style:text-properties style:font-name="Times New Roman" fo:font-size="18pt" fo:font-weight="bold" style:font-size-asian="18pt" style:font-weight-asian="bold" style:font-size-complex="18pt" style:font-weight-complex="bold"/>
    </style:style>
    <style:style style:name="P9" style:family="paragraph" style:parent-style-name="Standard">
      <style:text-properties fo:font-variant="normal" fo:text-transform="none" fo:color="#272c37" loext:opacity="100%" style:font-name="Roboto" fo:font-size="13.5pt" fo:letter-spacing="normal" fo:font-style="normal" fo:font-weight="normal" officeooo:rsid="0016341f" officeooo:paragraph-rsid="0016341f"/>
    </style:style>
    <style:style style:name="P10" style:family="paragraph" style:parent-style-name="Standard">
      <style:text-properties officeooo:paragraph-rsid="001dc89e"/>
    </style:style>
    <style:style style:name="P11" style:family="paragraph" style:parent-style-name="Standard">
      <style:text-properties style:font-name="Times New Roman" fo:font-size="14pt" fo:font-style="italic" style:text-underline-style="none" fo:font-weight="normal" style:font-size-asian="14pt" style:font-style-asian="italic" style:font-weight-asian="normal" style:font-size-complex="14pt" style:font-style-complex="italic" style:font-weight-complex="normal"/>
    </style:style>
    <style:style style:name="P12" style:family="paragraph" style:parent-style-name="Standard">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13" style:family="paragraph" style:parent-style-name="Standard">
      <style:text-properties style:font-name="Times New Roman" fo:font-size="14pt" fo:font-style="normal" style:text-underline-style="none" fo:font-weight="normal" officeooo:rsid="001ebf16" officeooo:paragraph-rsid="001ebf16" style:font-size-asian="14pt" style:font-style-asian="normal" style:font-weight-asian="normal" style:font-size-complex="14pt" style:font-style-complex="normal" style:font-weight-complex="normal"/>
    </style:style>
    <style:style style:name="P14" style:family="paragraph" style:parent-style-name="Standard">
      <style:text-properties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P15" style:family="paragraph" style:parent-style-name="Standard">
      <style:text-properties style:font-name="Times New Roman" fo:font-size="14pt" fo:font-style="normal" style:text-underline-style="none" fo:font-weight="bold" officeooo:rsid="001ebf16" officeooo:paragraph-rsid="001ebf16" style:font-size-asian="14pt" style:font-style-asian="normal" style:font-weight-asian="bold" style:font-size-complex="14pt" style:font-style-complex="normal" style:font-weight-complex="bold"/>
    </style:style>
    <style:style style:name="T1" style:family="text">
      <style:text-properties fo:language="en" fo:country="US"/>
    </style:style>
    <style:style style:name="T2" style:family="text">
      <style:text-properties fo:language="en" fo:country="US" officeooo:rsid="001813ff"/>
    </style:style>
    <style:style style:name="T3" style:family="text">
      <style:text-properties style:font-name="Times New Roman" fo:font-size="14pt" style:font-size-asian="14pt" style:font-size-complex="14pt"/>
    </style:style>
    <style:style style:name="T4" style:family="text">
      <style:text-properties style:font-name="Times New Roman" fo:font-size="14pt" officeooo:rsid="000b9ec7" style:font-size-asian="14pt" style:font-size-complex="14pt"/>
    </style:style>
    <style:style style:name="T5" style:family="text">
      <style:text-properties officeooo:rsid="000b9ec7"/>
    </style:style>
    <style:style style:name="T6" style:family="text">
      <style:text-properties officeooo:rsid="0016341f"/>
    </style:style>
    <style:style style:name="T7" style:family="text">
      <style:text-properties fo:language="ru" fo:country="RU"/>
    </style:style>
    <style:style style:name="T8" style:family="text">
      <style:text-properties officeooo:rsid="001813ff"/>
    </style:style>
    <style:style style:name="T9" style:family="text">
      <style:text-properties officeooo:rsid="0019b0be"/>
    </style:style>
    <style:style style:name="T10" style:family="text">
      <style:text-properties officeooo:rsid="001b1c00"/>
    </style:style>
    <style:style style:name="T11" style:family="text">
      <style:text-properties officeooo:rsid="001dc89e"/>
    </style:style>
    <style:style style:name="T12" style:family="text">
      <style:text-properties style:font-name="Times New Roman" fo:font-size="14pt" style:font-size-asian="14pt" style:font-size-complex="14pt"/>
    </style:style>
    <style:style style:name="T13" style:family="text">
      <style:text-properties style:font-name="Times New Roman" fo:font-size="14pt" officeooo:rsid="001dc89e" style:font-size-asian="14pt" style:font-size-complex="14pt"/>
    </style:style>
    <style:style style:name="T14" style:family="text">
      <style:text-properties style:font-name="Times New Roman" fo:font-size="14pt" fo:font-weight="bold" style:font-size-asian="14pt" style:font-weight-asian="bold" style:font-size-complex="14pt" style:font-weight-complex="bold"/>
    </style:style>
    <style:style style:name="T15" style:family="text">
      <style:text-properties style:font-name="Times New Roman" fo:font-size="14pt" fo:font-weight="bold" officeooo:rsid="001dc89e" style:font-size-asian="14pt" style:font-weight-asian="bold" style:font-size-complex="14pt" style:font-weight-complex="bold"/>
    </style:style>
    <style:style style:name="T16" style:family="text">
      <style:text-properties style:font-name="Times New Roman" fo:font-size="14pt" fo:font-weight="normal" style:font-size-asian="14pt" style:font-weight-asian="normal" style:font-size-complex="14pt" style:font-weight-complex="normal"/>
    </style:style>
    <style:style style:name="T17" style:family="text">
      <style:text-properties style:font-name="Times New Roman" fo:font-size="14pt" fo:font-weight="normal" officeooo:rsid="001dc89e" style:font-size-asian="14pt" style:font-weight-asian="normal" style:font-size-complex="14pt" style:font-weight-complex="normal"/>
    </style:style>
    <style:style style:name="T18" style:family="text">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T19" style:family="text">
      <style:text-properties style:font-name="Times New Roman" fo:font-size="14pt" fo:font-style="italic" fo:font-weight="normal" officeooo:rsid="001dc89e" style:font-size-asian="14pt" style:font-style-asian="italic" style:font-weight-asian="normal" style:font-size-complex="14pt" style:font-style-complex="italic" style:font-weight-complex="normal"/>
    </style:style>
    <style:style style:name="T20" style:family="text">
      <style:text-properties style:font-name="Times New Roman" fo:font-size="14pt" fo:font-style="italic" style:text-underline-style="none" fo:font-weight="normal" style:font-size-asian="14pt" style:font-style-asian="italic" style:font-weight-asian="normal" style:font-size-complex="14pt" style:font-style-complex="italic" style:font-weight-complex="normal"/>
    </style:style>
    <style:style style:name="T21" style:family="text">
      <style:text-properties style:font-name="Times New Roman" fo:font-size="14pt" fo:font-style="italic" style:text-underline-style="none" fo:font-weight="normal" officeooo:rsid="001dc89e" style:font-size-asian="14pt" style:font-style-asian="italic" style:font-weight-asian="normal" style:font-size-complex="14pt" style:font-style-complex="italic" style:font-weight-complex="normal"/>
    </style:style>
    <style:style style:name="T22" style:family="text">
      <style:text-properties style:font-name="Times New Roman" fo:font-size="14pt" fo:font-style="italic" style:text-underline-style="none" fo:font-weight="normal" officeooo:rsid="001ebf16" style:font-size-asian="14pt" style:font-style-asian="italic" style:font-weight-asian="normal" style:font-size-complex="14pt" style:font-style-complex="italic" style:font-weight-complex="normal"/>
    </style:style>
    <style:style style:name="T23" style:family="text">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T24" style:family="text">
      <style:text-properties style:font-name="Times New Roman" fo:font-size="14pt" fo:font-style="normal" fo:font-weight="normal" officeooo:rsid="001dc89e" style:font-size-asian="14pt" style:font-style-asian="normal" style:font-weight-asian="normal" style:font-size-complex="14pt" style:font-style-complex="normal" style:font-weight-complex="normal"/>
    </style:style>
    <style:style style:name="T25" style:family="text">
      <style:text-properties style:font-name="Times New Roman"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26" style:family="text">
      <style:text-properties style:font-name="Times New Roman" fo:font-size="14pt" fo:font-style="normal" style:text-underline-style="solid" style:text-underline-width="auto" style:text-underline-color="font-color" fo:font-weight="normal" officeooo:rsid="001dc89e" style:font-size-asian="14pt" style:font-style-asian="normal" style:font-weight-asian="normal" style:font-size-complex="14pt" style:font-style-complex="normal" style:font-weight-complex="normal"/>
    </style:style>
    <style:style style:name="T27" style:family="text">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T28" style:family="text">
      <style:text-properties style:font-name="Times New Roman" fo:font-size="14pt" fo:font-style="normal" style:text-underline-style="none" fo:font-weight="normal" officeooo:rsid="001dc89e" style:font-size-asian="14pt" style:font-style-asian="normal" style:font-weight-asian="normal" style:font-size-complex="14pt" style:font-style-complex="normal" style:font-weight-complex="normal"/>
    </style:style>
    <style:style style:name="T29" style:family="text">
      <style:text-properties style:font-name="Times New Roman" fo:font-size="14pt" style:text-underline-style="none" fo:font-weight="normal" style:font-size-asian="14pt" style:font-weight-asian="normal" style:font-size-complex="14pt" style:font-weight-complex="normal"/>
    </style:style>
    <style:style style:name="T30" style:family="text">
      <style:text-properties style:font-name="Times New Roman" fo:font-size="14pt" style:text-underline-style="none" fo:font-weight="normal" officeooo:rsid="001dc89e" style:font-size-asian="14pt" style:font-weight-asian="normal" style:font-size-complex="14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ata Encryption</text:p>
      <text:p text:style-name="P8">the collection / storage of sensitive information</text:p>
      <text:p text:style-name="P1"/>
      <text:p text:style-name="P4">Slide #1: Introducing</text:p>
      <text:p text:style-name="P1">Hello everyone. My name is Artsiom and I am a student in Rolling Scope platform. I want to introduce the next topic: “Data Encryption and the collection / storage of sensitive information”. A deploy link to this presentation and transcription I attached under this video. Let’s go;</text:p>
      <text:p text:style-name="P1"/>
      <text:p text:style-name="P6">Slide #2: What is data encryption?</text:p>
      <text:p text:style-name="P1">I want to start from definition of data encryption. What is it? </text:p>
      <text:p text:style-name="P1">Data encryption is a method of protecting data by encoding it in such a way that it can only be decrypted or accessed by an individual who holds the correct encryption key. When a person or entity accesses encrypted data without permission, it appears scrambled or unreadable. </text:p>
      <text:p text:style-name="P1">In simple words, <text:s/>Data encryption translates data into another form, or code, so that only people with access to a secret key or password can read it.</text:p>
      <text:p text:style-name="P1"/>
      <text:p text:style-name="P3"><text:span text:style-name="T5">Slide #</text:span>3: How does it work?</text:p>
      <text:p text:style-name="P1">The data that needs to be encrypted is termed plaintext or cleartext. The plaintext needs to be passed via some encryption algorithms, which are basically mathematical calculations to be done on raw information. There are multiple encryption algorithms, each of which differs by application and security index.</text:p>
      <text:p text:style-name="Standard"><text:span text:style-name="T3">Apart from the </text:span><text:span text:style-name="T4">algorithms,</text:span><text:span text:style-name="T3"> one also needs an encryption key. Using said key and a suitable encryption algorithm, the plaintext is converted into the encrypted piece of data, also known as ciphertext. Instead of sending the plaintext to the receiver, the ciphertext is sent through insecure channels of communication.</text:span></text:p>
      <text:p text:style-name="P1">Once the ciphertext reaches the intended receiver, he/she can use a decryption key to convert the ciphertext back to its original readable format i.e. plaintext. This decryption key must be kept secret at all times, and may or not be similar to the key used for encrypting the message. Let’s understand the same with an example.</text:p>
      <text:p text:style-name="P1"/>
      <text:p text:style-name="P3">Slide #3.3 Example</text:p>
      <text:p text:style-name="P1">A woman wants to send her boyfriend a personal text, so she encrypts it using specialized software that scrambles the data into what appears to be unreadable gibberish. She then sends the message out, and her boyfriend, in turn, uses the correct decryption to translate it. </text:p>
      <text:p text:style-name="P1">Fortunately, the keys do all the actual encryption/decryption work, leaving both people more time to contemplate the smoldering ruins of their relationship in total privacy. </text:p>
      <text:p text:style-name="P1"/>
      <text:p text:style-name="P1"/>
      <text:p text:style-name="P3"><text:soft-page-break/>Slide #4: The Importance of Data Encryption</text:p>
      <text:p text:style-name="P1">Encryption is important to every business today because it enables them to protect confidential data. Encryption makes it nearly impossible for cybercriminals or other unauthorized parties to steal and misuse the data since only those with an encryption key can decipher the data and reveal the true information.</text:p>
      <text:p text:style-name="P1">The importance of encryption cannot be understated in the slightest because even the biggest corporations with the largest cybersecurity budgets fall victim to data breaches. That being said, even if your data is in a secure infrastructure, there is still a chance that your data could be compromised. With data encryption, however, your files can be that much more impenetrable even if they were stolen.</text:p>
      <text:p text:style-name="P1"/>
      <text:p text:style-name="P3">Slide #5: Types of Data Encryption</text:p>
      <text:p text:style-name="P1">Now, let’s talk about types of data encryption. There are several data encryption approaches available to choose from. Most internet security professionals break down encryption into three distinct methods: symmetric, asymmetric, and hashing. </text:p>
      <text:p text:style-name="P1"/>
      <text:p text:style-name="P3">Slide #6: Symmetric Encryption Method</text:p>
      <text:p text:style-name="P1">Symmetric encryption is a type of encryption where only one key (a secret key) is used to both encrypt and decrypt electronic data. The entities communicating via symmetric encryption must exchange the key so that it can be used in the decryption process. </text:p>
      <text:p text:style-name="P1">By using symmetric encryption algorithms, data is "scrambled" so that it can't be understood by anyone who does not possess the secret key to decrypt it. Once the intended recipient who possesses the key has the message, the algorithm reverses its action so that the message is returned to its original readable form. The secret key that the sender and recipient both use could be a specific password/code or it can be random string of letters or numbers that have been generated by a secure random number generator (RNG).</text:p>
      <text:p text:style-name="P1"/>
      <text:p text:style-name="P3">Slide #7: <text:span text:style-name="T6">T</text:span>ypes of symmetric encryption algorithms</text:p>
      <text:p text:style-name="P1">There are two types of symmetric encryption algorithms:</text:p>
      <text:p text:style-name="P1">Block algorithms. Set lengths of bits are encrypted in blocks of electronic data with the use of a specific secret key. As the data is being encrypted, the system holds the data in its memory as it waits for complete blocks.</text:p>
      <text:p text:style-name="P1">Stream algorithms. Data is encrypted as it streams instead of being retained in the system’s memory.</text:p>
      <text:p text:style-name="P1"/>
      <text:p text:style-name="P1"/>
      <text:p text:style-name="P1"/>
      <text:p text:style-name="P1"/>
      <text:p text:style-name="P1"/>
      <text:p text:style-name="P1"/>
      <text:p text:style-name="P1"/>
      <text:p text:style-name="P3"><text:soft-page-break/>Slide #8: Asymmetric Encryption Method</text:p>
      <text:p text:style-name="P1">Next method <text:bookmark text:name="tw-target-text"/><text:span text:style-name="T1">which </text:span><text:span text:style-name="T7">I</text:span><text:span text:style-name="T1"> want to talk about, it is asymmetric encryption method</text:span></text:p>
      <text:p text:style-name="P1">Asymmetric cryptography, also known as public-key cryptography, is a process that uses a pair of related keys- one public key and one private key – to encrypt and decrypt a message and protect it from unauthorized access or use.</text:p>
      <text:p text:style-name="P1">A public key is a cryptographic key that can be used by any person to encrypt a message so that it can only be decrypted by the intended recipient with their private key. A private key - also known as a secret key - is shared only with key's initiator.</text:p>
      <text:p text:style-name="P1">When someone wants to send an encrypted message, they can pull the intended recipient's public key from a public directory and use it to encrypt the message before sending it. The recipient of the message can then decrypt the message using their related Private key.</text:p>
      <text:p text:style-name="P1">If the sender encrypts the message using their private key, the message can be decrypted only using that sender's public key, thus authenticating the sender. These encryption and decryption processes happen automatically; users do not need to physically lock and unlock the message.</text:p>
      <text:p text:style-name="P1">Many protocols rely on asymmetric cryptography, including the transport layer security (TLS) and secure sockets layer (SSL) protocols, which make HTTPS possible.</text:p>
      <text:p text:style-name="P1">The encryption process is also used in software programs that need to establish a secure connection over an insecure network, such as browsers over the internet, or that need to validate a digital signature.</text:p>
      <text:p text:style-name="P1">Increased data security is the primary benefit of asymmetric cryptography. It is the most secure encryption process because users are never required to reveal or share their private keys, thus decreasing the chances of a cybercriminal discovering a user's private key during transmission.</text:p>
      <text:p text:style-name="P1"/>
      <text:p text:style-name="P5">Slide #<text:span text:style-name="T8">9</text:span>: <text:span text:style-name="T2">Hashing</text:span> Encryption Method</text:p>
      <text:p text:style-name="P7">A few words about Hashing <text:span text:style-name="T9">Encryption method</text:span></text:p>
      <text:p text:style-name="P7">What is <text:span text:style-name="T10">it</text:span>?</text:p>
      <text:p text:style-name="P7">Hashing generates a unique signature of fixed length for a data set or message. Each specific message has its unique hash, making minor changes to the information easily trackable. Data encrypted with hashing cannot be deciphered or reversed back into its original form. That’s why hashing is used only as a method of verifying data.</text:p>
      <text:p text:style-name="P7">Many internet security experts don’t even consider hashing an actual encryption method, but the line is blurry enough to let the classification stand. The bottom line, it’s an effective way of showing that no one has tampered with the information.</text:p>
      <text:p text:style-name="P7">Now that we have gone through the types of data encryption techniques, let us next learn the specific encryption algorithms.</text:p>
      <text:p text:style-name="P9"/>
      <text:p text:style-name="P2"/>
      <text:p text:style-name="P2"/>
      <text:p text:style-name="P2"/>
      <text:p text:style-name="P14"><text:soft-page-break/>Slide #10: <text:span text:style-name="T11">Sensitive Data, What is it?</text:span></text:p>
      <text:p text:style-name="P12">Now, I want to say a few words about a sensitive data</text:p>
      <text:p text:style-name="P12">Sensitive data is any data that contains sensitive information. This data must be kept safe without being accessible to anyone unless they have explicit authorization to access the data. Moreover, preventing data breaches and protecting sensitive data has become one of the highest priorities in any organization. This need has been further exemplified by increased regulatory scrutiny over data collection, storage, and security in businesses.</text:p>
      <text:p text:style-name="P12"/>
      <text:p text:style-name="P14">Slide #11 Examples of sensitive data</text:p>
      <text:p text:style-name="P12">I want to provide the 5 Common Examples of Sensitive Data</text:p>
      <text:p text:style-name="P11"><text:span text:style-name="T11">- first:</text:span> Personal Data</text:p>
      <text:p text:style-name="P12">It is any data that can be used to identify an individual can be considered personal information, as racial or ethnic origin, political opinions, genetic data, biometric data, sex life or sexual orientation and so on</text:p>
      <text:p text:style-name="Standard"><text:span text:style-name="T21">- second:</text:span><text:span text:style-name="T20"> </text:span><text:span text:style-name="Strong_20_Emphasis"><text:span text:style-name="T20">Employee Data</text:span></text:span></text:p>
      <text:p text:style-name="Standard"><text:span text:style-name="T27">All employee data in a business is sensitive. It </text:span><text:span text:style-name="Strong_20_Emphasis"><text:span text:style-name="T27">can include authentication information like usernames, passwords, private/public keys for internal systems, banking information of individual employees used for payments, and personal data of employees such as their names, addresses, and social security numbers</text:span></text:span><text:span text:style-name="T27">.</text:span></text:p>
      <text:p text:style-name="Standard"><text:span text:style-name="Strong_20_Emphasis"><text:span text:style-name="T21">- third: The </text:span></text:span><text:span text:style-name="Strong_20_Emphasis"><text:span text:style-name="T20">Intellectual Property and Trade Secret Data</text:span></text:span></text:p>
      <text:p text:style-name="P10"><text:span text:style-name="T27">Every business entity has </text:span><text:span text:style-name="Strong_20_Emphasis"><text:span text:style-name="T27">proprietary information that is vital for its business processes</text:span></text:span><text:span text:style-name="T27">. For example, vehicle manufacturers have schematics of their next engine design, software development firms have their source code, and chip makers have chip architecture.</text:span></text:p>
      <text:p text:style-name="P10"><text:span text:style-name="Strong_20_Emphasis"><text:span text:style-name="T20">- </text:span></text:span><text:span text:style-name="Strong_20_Emphasis"><text:span text:style-name="T21">fourth</text:span></text:span><text:span text:style-name="Strong_20_Emphasis"><text:span text:style-name="T22">:</text:span></text:span><text:span text:style-name="Strong_20_Emphasis"><text:span text:style-name="T20"> Operational Data</text:span></text:span></text:p>
      <text:p text:style-name="Standard"><text:span text:style-name="T27">Any business entity needs data to operate, including sensitive and non-sensitive data. </text:span><text:span text:style-name="Strong_20_Emphasis"><text:span text:style-name="T27">Sensitive operational data can include product specifications, market research, agreements with other vendors, third parties, product inventories, and sales figures</text:span></text:span><text:span text:style-name="T27">. Besides, if a business collects customer information like emails, telephone numbers, addresses, and payment information, they also come under sensitive information that needs to be protected.</text:span></text:p>
      <text:p text:style-name="Standard"><text:span text:style-name="Strong_20_Emphasis"><text:span text:style-name="T20">- </text:span></text:span><text:span text:style-name="Strong_20_Emphasis"><text:span text:style-name="T21">fifth:</text:span></text:span><text:span text:style-name="Strong_20_Emphasis"><text:span text:style-name="T20"> Financial Data</text:span></text:span></text:p>
      <text:p text:style-name="P12">Any information relating to financial transactions at both organizational and individual levels can be categorized as sensitive data. This data can range from account details, transaction reports, yearly audits, payments to even login information for banking services.</text:p>
      <text:p text:style-name="P12"/>
      <text:p text:style-name="P15">Slide #12: Thanks</text:p>
      <text:p text:style-name="P13">Thanks for listening. I hope, this information was helpful and useful for you!!!</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tserrat" svg:font-family="Montserrat, sans-serif"/>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oboto" svg:font-family="Roboto, sans-serif"/>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Work Sans" svg:font-family="'Work San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1-27T22:00:51.896000000</dc:date>
    <meta:editing-duration>PT2H49M2S</meta:editing-duration>
    <meta:editing-cycles>10</meta:editing-cycles>
    <meta:generator>LibreOffice/7.3.7.2$Windows_X86_64 LibreOffice_project/e114eadc50a9ff8d8c8a0567d6da8f454beeb84f</meta:generator>
    <meta:document-statistic meta:table-count="0" meta:image-count="0" meta:object-count="0" meta:page-count="4" meta:paragraph-count="59" meta:word-count="1527" meta:character-count="9583" meta:non-whitespace-character-count="8107"/>
  </office:meta>
</office:document-meta>
</file>